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0.4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Kurunegala Clock Tower</text:p>
          </table:table-cell>
          <table:table-cell office:value-type="float" office:value="7.486944" calcext:value-type="float">
            <text:p>7.486944</text:p>
          </table:table-cell>
          <table:table-cell office:value-type="float" office:value="80.365045" calcext:value-type="float">
            <text:p>80.365045</text:p>
          </table:table-cell>
        </table:table-row>
        <table:table-row table:style-name="ro1">
          <table:table-cell office:value-type="string" calcext:value-type="string">
            <text:p>Mallawapitiya</text:p>
          </table:table-cell>
          <table:table-cell office:value-type="float" office:value="7.473803" calcext:value-type="float">
            <text:p>7.473803</text:p>
          </table:table-cell>
          <table:table-cell office:value-type="float" office:value="80.390385" calcext:value-type="float">
            <text:p>80.390385</text:p>
          </table:table-cell>
        </table:table-row>
        <table:table-row table:style-name="ro1">
          <table:table-cell office:value-type="string" calcext:value-type="string">
            <text:p>Pilessa</text:p>
          </table:table-cell>
          <table:table-cell office:value-type="float" office:value="7.453491" calcext:value-type="float">
            <text:p>7.453491</text:p>
          </table:table-cell>
          <table:table-cell office:value-type="float" office:value="80.418123" calcext:value-type="float">
            <text:p>80.418123</text:p>
          </table:table-cell>
        </table:table-row>
        <table:table-row table:style-name="ro1">
          <table:table-cell office:value-type="string" calcext:value-type="string">
            <text:p>Mawathagama</text:p>
          </table:table-cell>
          <table:table-cell office:value-type="float" office:value="7.432725" calcext:value-type="float">
            <text:p>7.432725</text:p>
          </table:table-cell>
          <table:table-cell office:value-type="float" office:value="80.446576" calcext:value-type="float">
            <text:p>80.446576</text:p>
          </table:table-cell>
        </table:table-row>
        <table:table-row table:style-name="ro1">
          <table:table-cell office:value-type="string" calcext:value-type="string">
            <text:p>Galagedara</text:p>
          </table:table-cell>
          <table:table-cell office:value-type="float" office:value="7.372298" calcext:value-type="float">
            <text:p>7.372298</text:p>
          </table:table-cell>
          <table:table-cell office:value-type="float" office:value="80.526042" calcext:value-type="float">
            <text:p>80.526042</text:p>
          </table:table-cell>
        </table:table-row>
        <table:table-row table:style-name="ro1">
          <table:table-cell office:value-type="string" calcext:value-type="string">
            <text:p>Barigama</text:p>
          </table:table-cell>
          <table:table-cell office:value-type="float" office:value="7.327693" calcext:value-type="float">
            <text:p>7.327693</text:p>
          </table:table-cell>
          <table:table-cell office:value-type="float" office:value="80.577552" calcext:value-type="float">
            <text:p>80.5775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21:39:41.628742533</meta:creation-date>
    <dc:date>2019-01-28T21:52:52.003404202</dc:date>
    <meta:editing-duration>PT13M14S</meta:editing-duration>
    <meta:editing-cycles>3</meta:editing-cycles>
    <meta:generator>LibreOffice/5.2.7.2$Linux_ARM_EABI LibreOffice_project/20m0$Build-2</meta:generator>
    <meta:document-statistic meta:table-count="1" meta:cell-count="20" meta:object-count="0"/>
  </office:meta>
</office:document-meta>
</file>